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9.798cm" fo:min-width="5.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7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26cm" fo:min-width="1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9.148cm" fo:min-width="5.34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38cm" fo:min-width="1.2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7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1cm" fo:min-width="0.97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418cm" fo:min-width="3.67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3.37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21cm" fo:min-width="2.24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4.892cm" fo:min-width="3.62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8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3.189cm" fo:min-width="3.22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4.813cm" fo:min-width="3.62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188cm" fo:min-width="3.22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61cm" fo:min-width="1.1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35cm" svg:height="10.668cm" svg:x="1.778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0.962cm" svg:x="1.778cm" svg:y="0.508cm">
          <draw:text-box>
            <text:p>Main</text:p>
          </draw:text-box>
        </draw:frame>
        <draw:custom-shape draw:style-name="gr3" draw:text-style-name="P1" draw:layer="layout" svg:width="1.27cm" svg:height="0.508cm" svg:x="5.84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6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8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3.048cm" svg:x="5.588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788cm" svg:height="1.216cm" svg:x="5.086cm" svg:y="5.08cm">
          <draw:text-box>
            <text:p><text:span text:style-name="T1">vehicle</text:span><text:span text:style-name="T1">s</text:span></text:p>
          </draw:text-box>
        </draw:frame>
        <draw:frame draw:style-name="gr6" draw:text-style-name="P3" draw:layer="layout" svg:width="3.741cm" svg:height="0.683cm" svg:x="4.318cm" svg:y="8.85cm">
          <draw:text-box>
            <text:p><text:span text:style-name="T1">ArrayL</text:span><text:span text:style-name="T1">ist&lt;Ve</text:span><text:span text:style-name="T1">hicle&gt;</text:span></text:p>
          </draw:text-box>
        </draw:frame>
        <draw:custom-shape draw:style-name="gr7" draw:text-style-name="P1" draw:layer="layout" svg:width="5.842cm" svg:height="9.398cm" draw:transform="skewX (0.00296705972839036) translate (2.046cm 2.2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.018cm" svg:y1="2.286cm" svg:x2="1.016cm" svg:y2="2.286cm">
          <text:p/>
        </draw:line>
        <draw:custom-shape draw:style-name="gr9" draw:text-style-name="P1" draw:layer="layout" svg:width="1.778cm" svg:height="0.762cm" svg:x="5.588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853cm" svg:height="0.683cm" svg:x="1.778cm" svg:y="1.778cm">
          <draw:text-box>
            <text:p><text:span text:style-name="T1">public </text:span><text:span text:style-name="T1">static </text:span><text:span text:style-name="T1">Main(S</text:span><text:span text:style-name="T1">tring[] </text:span><text:span text:style-name="T1">args)</text:span></text:p>
          </draw:text-box>
        </draw:frame>
        <draw:frame draw:style-name="gr10" draw:text-style-name="P3" draw:layer="layout" svg:width="2.788cm" svg:height="0.683cm" svg:x="5.08cm" svg:y="2.461cm">
          <draw:text-box>
            <text:p><text:span text:style-name="T1">args</text:span></text:p>
          </draw:text-box>
        </draw:frame>
        <draw:frame draw:style-name="gr10" draw:text-style-name="P3" draw:layer="layout" svg:width="2.788cm" svg:height="0.683cm" svg:x="5.08cm" svg:y="3.81cm">
          <draw:text-box>
            <text:p><text:span text:style-name="T1">String[]</text:span></text:p>
          </draw:text-box>
        </draw:frame>
        <draw:custom-shape draw:style-name="gr3" draw:text-style-name="P1" draw:layer="layout" svg:width="1.27cm" svg:height="0.508cm" svg:x="8.636cm" svg:y="1.8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24cm" svg:height="0.508cm" svg:x="10.668cm" svg:y="1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718cm" svg:height="0.683cm" svg:x="8.128cm" svg:y="1.75cm">
          <draw:text-box>
            <text:p><text:span text:style-name="T1">0</text:span></text:p>
          </draw:text-box>
        </draw:frame>
        <draw:line draw:style-name="gr12" draw:text-style-name="P1" draw:layer="layout" svg:x1="9.271cm" svg:y1="3.429cm" svg:x2="9.271cm" svg:y2="2.286cm">
          <text:p/>
        </draw:line>
        <draw:line draw:style-name="gr8" draw:text-style-name="P1" draw:layer="layout" svg:x1="6.35cm" svg:y1="3.429cm" svg:x2="9.271cm" svg:y2="3.429cm">
          <text:p/>
        </draw:line>
        <draw:line draw:style-name="gr12" draw:text-style-name="P1" draw:layer="layout" svg:x1="9.906cm" svg:y1="2.032cm" svg:x2="10.668cm" svg:y2="2.032cm">
          <text:p/>
        </draw:line>
        <draw:frame draw:style-name="gr13" draw:text-style-name="P6" draw:layer="layout" svg:width="1.383cm" svg:height="0.683cm" svg:x="10.809cm" svg:y="1.641cm">
          <draw:text-box>
            <text:p text:style-name="P5">1.in</text:p>
          </draw:text-box>
        </draw:frame>
        <draw:custom-shape draw:style-name="gr14" draw:text-style-name="P1" draw:layer="layout" svg:width="4.572cm" svg:height="4.064cm" svg:x="20.066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096cm" svg:height="2.286cm" svg:x="20.288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6cm" svg:y="1.27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2cm" svg:y="0.254cm">
          <draw:text-box>
            <text:p>Vehicle</text:p>
          </draw:text-box>
        </draw:frame>
        <draw:frame draw:style-name="gr13" draw:text-style-name="P6" draw:layer="layout" svg:width="2.286cm" svg:height="0.683cm" svg:x="20.828cm" svg:y="1.778cm">
          <draw:text-box>
            <text:p text:style-name="P5">EL43536</text:p>
          </draw:text-box>
        </draw:frame>
        <draw:frame draw:style-name="gr6" draw:text-style-name="P6" draw:layer="layout" svg:width="1.518cm" svg:height="0.683cm" svg:x="20.326cm" svg:y="2.286cm">
          <draw:text-box>
            <text:p text:style-name="P5">String</text:p>
          </draw:text-box>
        </draw:frame>
        <draw:frame draw:style-name="gr6" draw:text-style-name="P6" draw:layer="layout" svg:width="1.518cm" svg:height="0.683cm" svg:x="12.186cm" svg:y="1.641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4cm" svg:y="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686cm" svg:height="0.683cm" svg:x="20.288cm" svg:y="3.048cm">
          <draw:text-box>
            <text:p text:style-name="P5">batteriPower</text:p>
          </draw:text-box>
        </draw:frame>
        <draw:frame draw:style-name="gr13" draw:text-style-name="P6" draw:layer="layout" svg:width="2.286cm" svg:height="0.683cm" svg:x="20.79cm" svg:y="3.556cm">
          <draw:text-box>
            <text:p text:style-name="P5">31.5</text:p>
          </draw:text-box>
        </draw:frame>
        <draw:frame draw:style-name="gr6" draw:text-style-name="P6" draw:layer="layout" svg:width="1.73cm" svg:height="0.683cm" svg:x="20.288cm" svg:y="4.064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6cm" svg:y="3.6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604cm" svg:y1="6.323cm" svg:x2="14.732cm" svg:y2="6.377cm">
          <text:p/>
        </draw:line>
        <draw:line draw:style-name="gr8" draw:text-style-name="P1" draw:layer="layout" svg:x1="14.732cm" svg:y1="6.377cm" svg:x2="14.732cm" svg:y2="2.286cm">
          <text:p/>
        </draw:line>
        <draw:line draw:style-name="gr12" draw:text-style-name="P1" draw:layer="layout" svg:x1="14.732cm" svg:y1="2.286cm" svg:x2="20.066cm" svg:y2="2.286cm">
          <text:p/>
        </draw:line>
        <draw:custom-shape draw:style-name="gr11" draw:text-style-name="P1" draw:layer="layout" svg:width="1.524cm" svg:height="0.508cm" svg:x="17.27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18cm" svg:y="3.302cm">
          <draw:text-box>
            <text:p text:style-name="P5">vehicle</text:p>
          </draw:text-box>
        </draw:frame>
        <draw:frame draw:style-name="gr6" draw:text-style-name="P6" draw:layer="layout" svg:width="3.021cm" svg:height="0.683cm" svg:x="16.51cm" svg:y="4.318cm">
          <draw:text-box>
            <text:p text:style-name="P5">ElectricVehicle</text:p>
          </draw:text-box>
        </draw:frame>
        <draw:line draw:style-name="gr12" draw:text-style-name="P1" draw:layer="layout" svg:x1="18.288cm" svg:y1="4.064cm" svg:x2="20.288cm" svg:y2="4.064cm">
          <text:p/>
        </draw:line>
        <draw:custom-shape draw:style-name="gr17" draw:text-style-name="P1" draw:layer="layout" svg:width="4.572cm" svg:height="5.588cm" svg:x="20.066cm" svg:y="6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6cm" svg:y="6.429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2cm" svg:y="5.413cm">
          <draw:text-box>
            <text:p>Vehicle</text:p>
          </draw:text-box>
        </draw:frame>
        <draw:frame draw:style-name="gr13" draw:text-style-name="P6" draw:layer="layout" svg:width="2.286cm" svg:height="0.683cm" svg:x="20.828cm" svg:y="6.937cm">
          <draw:text-box>
            <text:p text:style-name="P5">SR87875</text:p>
          </draw:text-box>
        </draw:frame>
        <draw:frame draw:style-name="gr6" draw:text-style-name="P6" draw:layer="layout" svg:width="1.518cm" svg:height="0.683cm" svg:x="20.326cm" svg:y="7.445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4cm" svg:y="7.0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03cm" svg:height="0.683cm" svg:x="20.288cm" svg:y="8.207cm">
          <draw:text-box>
            <text:p text:style-name="P5">co2Emission</text:p>
          </draw:text-box>
        </draw:frame>
        <draw:frame draw:style-name="gr13" draw:text-style-name="P6" draw:layer="layout" svg:width="2.286cm" svg:height="0.683cm" svg:x="20.79cm" svg:y="8.714cm">
          <draw:text-box>
            <text:p text:style-name="P5">452.5</text:p>
          </draw:text-box>
        </draw:frame>
        <draw:frame draw:style-name="gr6" draw:text-style-name="P6" draw:layer="layout" svg:width="1.73cm" svg:height="0.683cm" svg:x="20.288cm" svg:y="9.223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6cm" svg:y="8.8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17.27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19cm" svg:y="10.493cm">
          <draw:text-box>
            <text:p text:style-name="P5">vehicle</text:p>
          </draw:text-box>
        </draw:frame>
        <draw:frame draw:style-name="gr6" draw:text-style-name="P6" draw:layer="layout" svg:width="1.459cm" svg:height="0.683cm" svg:x="17.083cm" svg:y="11.509cm">
          <draw:text-box>
            <text:p text:style-name="P5">Truck</text:p>
          </draw:text-box>
        </draw:frame>
        <draw:line draw:style-name="gr12" draw:text-style-name="P1" draw:layer="layout" svg:x1="18.289cm" svg:y1="11.255cm" svg:x2="20.574cm" svg:y2="11.255cm">
          <text:p/>
        </draw:line>
        <draw:custom-shape draw:style-name="gr18" draw:text-style-name="P1" draw:layer="layout" svg:width="3.556cm" svg:height="2.111cm" svg:x="20.574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.096cm" svg:height="3.809cm" svg:x="20.289cm" svg:y="8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41cm" svg:height="0.683cm" svg:x="20.574cm" svg:y="10.239cm">
          <draw:text-box>
            <text:p text:style-name="P5">usefulWeight</text:p>
          </draw:text-box>
        </draw:frame>
        <draw:frame draw:style-name="gr13" draw:text-style-name="P6" draw:layer="layout" svg:width="2.286cm" svg:height="0.683cm" svg:x="21.076cm" svg:y="10.747cm">
          <draw:text-box>
            <text:p text:style-name="P5">2550.4</text:p>
          </draw:text-box>
        </draw:frame>
        <draw:frame draw:style-name="gr6" draw:text-style-name="P6" draw:layer="layout" svg:width="1.73cm" svg:height="0.683cm" svg:x="20.574cm" svg:y="11.255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822cm" svg:y="10.8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572cm" svg:height="5.509cm" svg:x="20.068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096cm" svg:height="3.81cm" svg:x="20.29cm" svg:y="14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8cm" svg:y="13.208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4cm" svg:y="12.192cm">
          <draw:text-box>
            <text:p>Vehicle</text:p>
          </draw:text-box>
        </draw:frame>
        <draw:frame draw:style-name="gr13" draw:text-style-name="P6" draw:layer="layout" svg:width="2.286cm" svg:height="0.683cm" svg:x="20.83cm" svg:y="13.716cm">
          <draw:text-box>
            <text:p text:style-name="P5">AR34345</text:p>
          </draw:text-box>
        </draw:frame>
        <draw:frame draw:style-name="gr6" draw:text-style-name="P6" draw:layer="layout" svg:width="1.518cm" svg:height="0.683cm" svg:x="20.328cm" svg:y="14.224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6cm" svg:y="13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03cm" svg:height="0.683cm" svg:x="20.29cm" svg:y="14.907cm">
          <draw:text-box>
            <text:p text:style-name="P5">co2Emission</text:p>
          </draw:text-box>
        </draw:frame>
        <draw:frame draw:style-name="gr13" draw:text-style-name="P6" draw:layer="layout" svg:width="2.286cm" svg:height="0.683cm" svg:x="20.792cm" svg:y="15.414cm">
          <draw:text-box>
            <text:p text:style-name="P5">119.5</text:p>
          </draw:text-box>
        </draw:frame>
        <draw:frame draw:style-name="gr6" draw:text-style-name="P6" draw:layer="layout" svg:width="1.73cm" svg:height="0.683cm" svg:x="20.29cm" svg:y="15.923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8cm" svg:y="15.5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17.275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21cm" svg:y="17.272cm">
          <draw:text-box>
            <text:p text:style-name="P5">vehicle</text:p>
          </draw:text-box>
        </draw:frame>
        <draw:frame draw:style-name="gr6" draw:text-style-name="P6" draw:layer="layout" svg:width="2.987cm" svg:height="0.683cm" svg:x="16.51cm" svg:y="18.288cm">
          <draw:text-box>
            <text:p text:style-name="P5">PassengerCar</text:p>
          </draw:text-box>
        </draw:frame>
        <draw:line draw:style-name="gr12" draw:text-style-name="P1" draw:layer="layout" svg:x1="18.291cm" svg:y1="18.034cm" svg:x2="20.576cm" svg:y2="18.034cm">
          <text:p/>
        </draw:line>
        <draw:custom-shape draw:style-name="gr18" draw:text-style-name="P1" draw:layer="layout" svg:width="3.556cm" svg:height="2.111cm" svg:x="20.576cm" svg:y="16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433cm" svg:height="0.683cm" svg:x="20.576cm" svg:y="16.939cm">
          <draw:text-box>
            <text:p text:style-name="P5">seats</text:p>
          </draw:text-box>
        </draw:frame>
        <draw:frame draw:style-name="gr13" draw:text-style-name="P6" draw:layer="layout" svg:width="2.286cm" svg:height="0.683cm" svg:x="20.987cm" svg:y="17.44cm">
          <draw:text-box>
            <text:p text:style-name="P5">8</text:p>
          </draw:text-box>
        </draw:frame>
        <draw:frame draw:style-name="gr6" draw:text-style-name="P6" draw:layer="layout" svg:width="1.129cm" svg:height="0.683cm" svg:x="20.576cm" svg:y="18.034cm">
          <draw:text-box>
            <text:p text:style-name="P5">INT</text:p>
          </draw:text-box>
        </draw:frame>
        <draw:custom-shape draw:style-name="gr16" draw:text-style-name="P1" draw:layer="layout" svg:width="2.794cm" svg:height="0.508cm" svg:x="20.824cm" svg:y="17.5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572cm" svg:height="4.064cm" svg:x="11.43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096cm" svg:height="2.286cm" svg:x="11.652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11.69cm" svg:y="13.462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1.176cm" svg:y="12.446cm">
          <draw:text-box>
            <text:p>Vehicle</text:p>
          </draw:text-box>
        </draw:frame>
        <draw:frame draw:style-name="gr13" draw:text-style-name="P6" draw:layer="layout" svg:width="2.286cm" svg:height="0.683cm" svg:x="12.192cm" svg:y="13.97cm">
          <draw:text-box>
            <text:p text:style-name="P5">EL14545</text:p>
          </draw:text-box>
        </draw:frame>
        <draw:frame draw:style-name="gr6" draw:text-style-name="P6" draw:layer="layout" svg:width="1.518cm" svg:height="0.683cm" svg:x="11.69cm" svg:y="14.478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11.938cm" svg:y="14.05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686cm" svg:height="0.683cm" svg:x="11.652cm" svg:y="15.24cm">
          <draw:text-box>
            <text:p text:style-name="P5">batteriPower</text:p>
          </draw:text-box>
        </draw:frame>
        <draw:frame draw:style-name="gr13" draw:text-style-name="P6" draw:layer="layout" svg:width="2.286cm" svg:height="0.683cm" svg:x="12.154cm" svg:y="15.748cm">
          <draw:text-box>
            <text:p text:style-name="P5">60</text:p>
          </draw:text-box>
        </draw:frame>
        <draw:frame draw:style-name="gr6" draw:text-style-name="P6" draw:layer="layout" svg:width="1.73cm" svg:height="0.683cm" svg:x="11.652cm" svg:y="16.256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11.9cm" svg:y="15.8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8.636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8.382cm" svg:y="15.494cm">
          <draw:text-box>
            <text:p text:style-name="P5">vehicle</text:p>
          </draw:text-box>
        </draw:frame>
        <draw:frame draw:style-name="gr6" draw:text-style-name="P6" draw:layer="layout" svg:width="3.021cm" svg:height="0.683cm" svg:x="7.874cm" svg:y="16.51cm">
          <draw:text-box>
            <text:p text:style-name="P5">ElectricVehicle</text:p>
          </draw:text-box>
        </draw:frame>
        <draw:line draw:style-name="gr12" draw:text-style-name="P1" draw:layer="layout" svg:x1="9.652cm" svg:y1="16.256cm" svg:x2="11.652cm" svg:y2="16.256cm">
          <text:p/>
        </draw:line>
        <draw:custom-shape draw:style-name="gr20" draw:text-style-name="P1" draw:layer="layout" svg:width="4.572cm" svg:height="5.509cm" svg:x="2.794cm" svg:y="13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096cm" svg:height="3.81cm" svg:x="3.016cm" svg:y="15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3.054cm" svg:y="13.366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2.54cm" svg:y="12.35cm">
          <draw:text-box>
            <text:p>Vehicle</text:p>
          </draw:text-box>
        </draw:frame>
        <draw:frame draw:style-name="gr13" draw:text-style-name="P6" draw:layer="layout" svg:width="2.286cm" svg:height="0.683cm" svg:x="3.556cm" svg:y="13.874cm">
          <draw:text-box>
            <text:p text:style-name="P5">DK65437</text:p>
          </draw:text-box>
        </draw:frame>
        <draw:frame draw:style-name="gr6" draw:text-style-name="P6" draw:layer="layout" svg:width="1.518cm" svg:height="0.683cm" svg:x="3.054cm" svg:y="14.382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3.302cm" svg:y="13.96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03cm" svg:height="0.683cm" svg:x="3.016cm" svg:y="15.065cm">
          <draw:text-box>
            <text:p text:style-name="P5">co2Emission</text:p>
          </draw:text-box>
        </draw:frame>
        <draw:frame draw:style-name="gr13" draw:text-style-name="P6" draw:layer="layout" svg:width="2.286cm" svg:height="0.683cm" svg:x="3.518cm" svg:y="15.572cm">
          <draw:text-box>
            <text:p text:style-name="P5">135.7</text:p>
          </draw:text-box>
        </draw:frame>
        <draw:frame draw:style-name="gr6" draw:text-style-name="P6" draw:layer="layout" svg:width="1.73cm" svg:height="0.683cm" svg:x="3.016cm" svg:y="16.081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3.264cm" svg:y="15.6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0.001cm" svg:y="17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-0.184cm" svg:y="17.351cm">
          <draw:text-box>
            <text:p text:style-name="P5">vehicle</text:p>
          </draw:text-box>
        </draw:frame>
        <draw:line draw:style-name="gr12" draw:text-style-name="P1" draw:layer="layout" svg:x1="1.456cm" svg:y1="18.192cm" svg:x2="3.302cm" svg:y2="18.192cm">
          <text:p/>
        </draw:line>
        <draw:custom-shape draw:style-name="gr18" draw:text-style-name="P1" draw:layer="layout" svg:width="3.556cm" svg:height="2.111cm" svg:x="3.302cm" svg:y="16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433cm" svg:height="0.683cm" svg:x="3.302cm" svg:y="17.097cm">
          <draw:text-box>
            <text:p text:style-name="P5">seats</text:p>
          </draw:text-box>
        </draw:frame>
        <draw:frame draw:style-name="gr13" draw:text-style-name="P6" draw:layer="layout" svg:width="2.286cm" svg:height="0.683cm" svg:x="3.713cm" svg:y="17.598cm">
          <draw:text-box>
            <text:p text:style-name="P5">4</text:p>
          </draw:text-box>
        </draw:frame>
        <draw:frame draw:style-name="gr6" draw:text-style-name="P6" draw:layer="layout" svg:width="1.129cm" svg:height="0.683cm" svg:x="3.302cm" svg:y="18.192cm">
          <draw:text-box>
            <text:p text:style-name="P5">INT</text:p>
          </draw:text-box>
        </draw:frame>
        <draw:custom-shape draw:style-name="gr16" draw:text-style-name="P1" draw:layer="layout" svg:width="2.794cm" svg:height="0.508cm" svg:x="3.55cm" svg:y="17.6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7.272cm" svg:y1="7.366cm" svg:x2="20.066cm" svg:y2="7.366cm">
          <text:p/>
        </draw:line>
        <draw:line draw:style-name="gr8" draw:text-style-name="P1" draw:layer="layout" svg:x1="6.604cm" svg:y1="6.831cm" svg:x2="17.272cm" svg:y2="6.858cm">
          <text:p/>
        </draw:line>
        <draw:line draw:style-name="gr8" draw:text-style-name="P1" draw:layer="layout" svg:x1="6.604cm" svg:y1="7.339cm" svg:x2="16.764cm" svg:y2="7.366cm">
          <text:p/>
        </draw:line>
        <draw:line draw:style-name="gr8" draw:text-style-name="P1" draw:layer="layout" svg:x1="6.604cm" svg:y1="7.874cm" svg:x2="9.652cm" svg:y2="7.874cm">
          <text:p/>
        </draw:line>
        <draw:line draw:style-name="gr8" draw:text-style-name="P1" draw:layer="layout" svg:x1="6.604cm" svg:y1="8.382cm" svg:x2="8.636cm" svg:y2="8.382cm">
          <text:p/>
        </draw:line>
        <draw:line draw:style-name="gr8" draw:text-style-name="P1" draw:layer="layout" svg:x1="9.652cm" svg:y1="14.224cm" svg:x2="9.652cm" svg:y2="7.874cm">
          <text:p/>
        </draw:line>
        <draw:line draw:style-name="gr12" draw:text-style-name="P1" draw:layer="layout" svg:x1="9.652cm" svg:y1="14.224cm" svg:x2="11.43cm" svg:y2="14.224cm">
          <text:p/>
        </draw:line>
        <draw:line draw:style-name="gr12" draw:text-style-name="P1" draw:layer="layout" svg:x1="16.764cm" svg:y1="14.224cm" svg:x2="20.068cm" svg:y2="14.224cm">
          <text:p/>
        </draw:line>
        <draw:line draw:style-name="gr8" draw:text-style-name="P1" draw:layer="layout" svg:x1="9.652cm" svg:y1="14.224cm" svg:x2="9.652cm" svg:y2="7.874cm">
          <text:p/>
        </draw:line>
        <draw:line draw:style-name="gr8" draw:text-style-name="P1" draw:layer="layout" svg:x1="16.764cm" svg:y1="14.224cm" svg:x2="16.764cm" svg:y2="7.366cm">
          <text:p/>
        </draw:line>
        <draw:line draw:style-name="gr8" draw:text-style-name="P1" draw:layer="layout" svg:x1="17.272cm" svg:y1="7.366cm" svg:x2="17.272cm" svg:y2="6.858cm">
          <text:p/>
        </draw:line>
        <draw:line draw:style-name="gr12" draw:text-style-name="P1" draw:layer="layout" svg:x1="8.636cm" svg:y1="14.224cm" svg:x2="7.366cm" svg:y2="14.224cm">
          <text:p/>
        </draw:line>
        <draw:line draw:style-name="gr8" draw:text-style-name="P1" draw:layer="layout" svg:x1="8.636cm" svg:y1="8.382cm" svg:x2="8.636cm" svg:y2="14.224cm">
          <text:p/>
        </draw:line>
        <draw:frame draw:style-name="gr6" draw:text-style-name="P6" draw:layer="layout" svg:width="2.987cm" svg:height="0.683cm" svg:x="-0.193cm" svg:y="18.288cm">
          <draw:text-box>
            <text:p text:style-name="P5">PassengerCar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6.35cm" svg:height="10.668cm" svg:x="1.778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8cm" svg:height="0.962cm" svg:x="1.778cm" svg:y="0.508cm">
          <draw:text-box>
            <text:p>Main</text:p>
          </draw:text-box>
        </draw:frame>
        <draw:custom-shape draw:style-name="gr3" draw:text-style-name="P1" draw:layer="layout" svg:width="1.27cm" svg:height="0.508cm" svg:x="5.84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6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508cm" svg:x="5.842cm" svg:y="7.1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78cm" svg:height="2.032cm" svg:x="5.588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788cm" svg:height="1.216cm" svg:x="5.086cm" svg:y="5.08cm">
          <draw:text-box>
            <text:p><text:span text:style-name="T1">vehic</text:span><text:span text:style-name="T1">les</text:span></text:p>
          </draw:text-box>
        </draw:frame>
        <draw:frame draw:style-name="gr6" draw:text-style-name="P3" draw:layer="layout" svg:width="3.741cm" svg:height="0.683cm" svg:x="4.318cm" svg:y="7.874cm">
          <draw:text-box>
            <text:p><text:span text:style-name="T1">ArrayL</text:span><text:span text:style-name="T1">ist&lt;Ve</text:span><text:span text:style-name="T1">hicle&gt;</text:span></text:p>
          </draw:text-box>
        </draw:frame>
        <draw:custom-shape draw:style-name="gr7" draw:text-style-name="P1" draw:layer="layout" svg:width="5.842cm" svg:height="9.398cm" draw:transform="skewX (0.00296705972839036) translate (2.046cm 2.2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.018cm" svg:y1="2.286cm" svg:x2="1.016cm" svg:y2="2.286cm">
          <text:p/>
        </draw:line>
        <draw:custom-shape draw:style-name="gr9" draw:text-style-name="P1" draw:layer="layout" svg:width="1.778cm" svg:height="0.762cm" svg:x="5.588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853cm" svg:height="0.683cm" svg:x="1.778cm" svg:y="1.778cm">
          <draw:text-box>
            <text:p><text:span text:style-name="T1">p</text:span><text:span text:style-name="T1">u</text:span><text:span text:style-name="T1">b</text:span><text:span text:style-name="T1">li</text:span><text:span text:style-name="T1">c </text:span><text:span text:style-name="T1">s</text:span><text:span text:style-name="T1">t</text:span><text:span text:style-name="T1">a</text:span><text:span text:style-name="T1">ti</text:span><text:span text:style-name="T1">c </text:span><text:span text:style-name="T1">M</text:span><text:span text:style-name="T1">a</text:span><text:span text:style-name="T1">i</text:span><text:span text:style-name="T1">n</text:span><text:span text:style-name="T1">(</text:span><text:span text:style-name="T1">S</text:span><text:span text:style-name="T1">t</text:span><text:span text:style-name="T1">ri</text:span><text:span text:style-name="T1">n</text:span><text:span text:style-name="T1">g</text:span><text:span text:style-name="T1">[] </text:span><text:span text:style-name="T1">a</text:span><text:span text:style-name="T1">r</text:span><text:span text:style-name="T1">g</text:span><text:span text:style-name="T1">s</text:span><text:span text:style-name="T1">)</text:span></text:p>
          </draw:text-box>
        </draw:frame>
        <draw:frame draw:style-name="gr10" draw:text-style-name="P3" draw:layer="layout" svg:width="2.788cm" svg:height="0.683cm" svg:x="5.08cm" svg:y="2.461cm">
          <draw:text-box>
            <text:p><text:span text:style-name="T1">ar</text:span><text:span text:style-name="T1">g</text:span><text:span text:style-name="T1">s</text:span></text:p>
          </draw:text-box>
        </draw:frame>
        <draw:frame draw:style-name="gr10" draw:text-style-name="P3" draw:layer="layout" svg:width="2.788cm" svg:height="0.683cm" svg:x="5.08cm" svg:y="3.81cm">
          <draw:text-box>
            <text:p><text:span text:style-name="T1">String[]</text:span></text:p>
          </draw:text-box>
        </draw:frame>
        <draw:custom-shape draw:style-name="gr3" draw:text-style-name="P1" draw:layer="layout" svg:width="1.27cm" svg:height="0.508cm" svg:x="8.636cm" svg:y="1.8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24cm" svg:height="0.508cm" svg:x="10.668cm" svg:y="1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718cm" svg:height="0.683cm" svg:x="8.128cm" svg:y="1.75cm">
          <draw:text-box>
            <text:p><text:span text:style-name="T1">0</text:span></text:p>
          </draw:text-box>
        </draw:frame>
        <draw:line draw:style-name="gr12" draw:text-style-name="P1" draw:layer="layout" svg:x1="9.271cm" svg:y1="3.429cm" svg:x2="9.271cm" svg:y2="2.286cm">
          <text:p/>
        </draw:line>
        <draw:line draw:style-name="gr8" draw:text-style-name="P1" draw:layer="layout" svg:x1="6.35cm" svg:y1="3.429cm" svg:x2="9.271cm" svg:y2="3.429cm">
          <text:p/>
        </draw:line>
        <draw:line draw:style-name="gr12" draw:text-style-name="P1" draw:layer="layout" svg:x1="9.906cm" svg:y1="2.032cm" svg:x2="10.668cm" svg:y2="2.032cm">
          <text:p/>
        </draw:line>
        <draw:frame draw:style-name="gr13" draw:text-style-name="P6" draw:layer="layout" svg:width="1.383cm" svg:height="0.683cm" svg:x="10.809cm" svg:y="1.641cm">
          <draw:text-box>
            <text:p text:style-name="P5">2.in</text:p>
          </draw:text-box>
        </draw:frame>
        <draw:custom-shape draw:style-name="gr14" draw:text-style-name="P1" draw:layer="layout" svg:width="4.572cm" svg:height="4.064cm" svg:x="20.066cm" svg:y="14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096cm" svg:height="2.286cm" svg:x="20.288cm" svg:y="16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6cm" svg:y="14.732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2cm" svg:y="13.716cm">
          <draw:text-box>
            <text:p>Vehicle</text:p>
          </draw:text-box>
        </draw:frame>
        <draw:frame draw:style-name="gr13" draw:text-style-name="P6" draw:layer="layout" svg:width="2.286cm" svg:height="0.683cm" svg:x="20.828cm" svg:y="15.24cm">
          <draw:text-box>
            <text:p text:style-name="P5">EL10100</text:p>
          </draw:text-box>
        </draw:frame>
        <draw:frame draw:style-name="gr6" draw:text-style-name="P6" draw:layer="layout" svg:width="1.518cm" svg:height="0.683cm" svg:x="20.326cm" svg:y="15.748cm">
          <draw:text-box>
            <text:p text:style-name="P5">String</text:p>
          </draw:text-box>
        </draw:frame>
        <draw:frame draw:style-name="gr6" draw:text-style-name="P6" draw:layer="layout" svg:width="1.518cm" svg:height="0.683cm" svg:x="12.186cm" svg:y="1.641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4cm" svg:y="15.3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686cm" svg:height="0.683cm" svg:x="20.288cm" svg:y="16.51cm">
          <draw:text-box>
            <text:p text:style-name="P5">batteriPower</text:p>
          </draw:text-box>
        </draw:frame>
        <draw:frame draw:style-name="gr13" draw:text-style-name="P6" draw:layer="layout" svg:width="2.286cm" svg:height="0.683cm" svg:x="20.79cm" svg:y="17.018cm">
          <draw:text-box>
            <text:p text:style-name="P5">90</text:p>
          </draw:text-box>
        </draw:frame>
        <draw:frame draw:style-name="gr6" draw:text-style-name="P6" draw:layer="layout" svg:width="1.73cm" svg:height="0.683cm" svg:x="20.288cm" svg:y="17.526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6cm" svg:y="17.10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604cm" svg:y1="6.323cm" svg:x2="14.732cm" svg:y2="6.377cm">
          <text:p/>
        </draw:line>
        <draw:line draw:style-name="gr8" draw:text-style-name="P1" draw:layer="layout" svg:x1="14.732cm" svg:y1="6.377cm" svg:x2="14.732cm" svg:y2="2.286cm">
          <text:p/>
        </draw:line>
        <draw:line draw:style-name="gr12" draw:text-style-name="P1" draw:layer="layout" svg:x1="14.732cm" svg:y1="2.286cm" svg:x2="20.066cm" svg:y2="2.286cm">
          <text:p/>
        </draw:line>
        <draw:custom-shape draw:style-name="gr11" draw:text-style-name="P1" draw:layer="layout" svg:width="1.524cm" svg:height="0.508cm" svg:x="17.272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18cm" svg:y="16.764cm">
          <draw:text-box>
            <text:p text:style-name="P5">vehicle</text:p>
          </draw:text-box>
        </draw:frame>
        <draw:frame draw:style-name="gr6" draw:text-style-name="P6" draw:layer="layout" svg:width="3.021cm" svg:height="0.683cm" svg:x="16.51cm" svg:y="17.78cm">
          <draw:text-box>
            <text:p text:style-name="P5">ElectricVehicle</text:p>
          </draw:text-box>
        </draw:frame>
        <draw:line draw:style-name="gr12" draw:text-style-name="P1" draw:layer="layout" svg:x1="18.288cm" svg:y1="17.526cm" svg:x2="20.288cm" svg:y2="17.526cm">
          <text:p/>
        </draw:line>
        <draw:custom-shape draw:style-name="gr17" draw:text-style-name="P1" draw:layer="layout" svg:width="4.572cm" svg:height="5.588cm" svg:x="20.065cm" svg:y="7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5cm" svg:y="7.847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1cm" svg:y="6.831cm">
          <draw:text-box>
            <text:p>Vehicle</text:p>
          </draw:text-box>
        </draw:frame>
        <draw:frame draw:style-name="gr13" draw:text-style-name="P6" draw:layer="layout" svg:width="2.286cm" svg:height="0.683cm" svg:x="20.827cm" svg:y="8.355cm">
          <draw:text-box>
            <text:p text:style-name="P5">YG48124</text:p>
          </draw:text-box>
        </draw:frame>
        <draw:frame draw:style-name="gr6" draw:text-style-name="P6" draw:layer="layout" svg:width="1.518cm" svg:height="0.683cm" svg:x="20.325cm" svg:y="8.863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3cm" svg:y="8.4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03cm" svg:height="0.683cm" svg:x="20.287cm" svg:y="9.625cm">
          <draw:text-box>
            <text:p text:style-name="P5">co2Emission</text:p>
          </draw:text-box>
        </draw:frame>
        <draw:frame draw:style-name="gr13" draw:text-style-name="P6" draw:layer="layout" svg:width="2.286cm" svg:height="0.683cm" svg:x="20.789cm" svg:y="10.132cm">
          <draw:text-box>
            <text:p text:style-name="P5">603.5</text:p>
          </draw:text-box>
        </draw:frame>
        <draw:frame draw:style-name="gr6" draw:text-style-name="P6" draw:layer="layout" svg:width="1.73cm" svg:height="0.683cm" svg:x="20.287cm" svg:y="10.641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5cm" svg:y="10.2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17.272cm" svg:y="12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18cm" svg:y="11.911cm">
          <draw:text-box>
            <text:p text:style-name="P5">vehicle</text:p>
          </draw:text-box>
        </draw:frame>
        <draw:frame draw:style-name="gr6" draw:text-style-name="P6" draw:layer="layout" svg:width="1.459cm" svg:height="0.683cm" svg:x="17.082cm" svg:y="12.927cm">
          <draw:text-box>
            <text:p text:style-name="P5">Truck</text:p>
          </draw:text-box>
        </draw:frame>
        <draw:line draw:style-name="gr12" draw:text-style-name="P1" draw:layer="layout" svg:x1="18.288cm" svg:y1="12.673cm" svg:x2="20.573cm" svg:y2="12.673cm">
          <text:p/>
        </draw:line>
        <draw:custom-shape draw:style-name="gr18" draw:text-style-name="P1" draw:layer="layout" svg:width="3.556cm" svg:height="2.111cm" svg:x="20.573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.096cm" svg:height="3.809cm" svg:x="20.288cm" svg:y="9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41cm" svg:height="0.683cm" svg:x="20.573cm" svg:y="11.657cm">
          <draw:text-box>
            <text:p text:style-name="P5">usefulWeight</text:p>
          </draw:text-box>
        </draw:frame>
        <draw:frame draw:style-name="gr13" draw:text-style-name="P6" draw:layer="layout" svg:width="2.286cm" svg:height="0.683cm" svg:x="21.075cm" svg:y="12.165cm">
          <draw:text-box>
            <text:p text:style-name="P5">5003.2</text:p>
          </draw:text-box>
        </draw:frame>
        <draw:frame draw:style-name="gr6" draw:text-style-name="P6" draw:layer="layout" svg:width="1.73cm" svg:height="0.683cm" svg:x="20.573cm" svg:y="12.673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821cm" svg:y="12.25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572cm" svg:height="5.509cm" svg:x="20.066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096cm" svg:height="3.81cm" svg:x="20.288cm" svg:y="2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186cm" svg:height="0.683cm" svg:x="20.326cm" svg:y="1.27cm">
          <draw:text-box>
            <text:p text:style-name="P5">registerNumber</text:p>
          </draw:text-box>
        </draw:frame>
        <draw:frame draw:style-name="gr6" draw:text-style-name="P2" draw:layer="layout" svg:width="2.538cm" svg:height="0.962cm" svg:x="19.812cm" svg:y="0.254cm">
          <draw:text-box>
            <text:p>Vehicle</text:p>
          </draw:text-box>
        </draw:frame>
        <draw:frame draw:style-name="gr13" draw:text-style-name="P6" draw:layer="layout" svg:width="2.286cm" svg:height="0.683cm" svg:x="20.828cm" svg:y="1.778cm">
          <draw:text-box>
            <text:p text:style-name="P5">BS95857</text:p>
          </draw:text-box>
        </draw:frame>
        <draw:frame draw:style-name="gr6" draw:text-style-name="P6" draw:layer="layout" svg:width="1.518cm" svg:height="0.683cm" svg:x="20.326cm" svg:y="2.286cm">
          <draw:text-box>
            <text:p text:style-name="P5">String</text:p>
          </draw:text-box>
        </draw:frame>
        <draw:custom-shape draw:style-name="gr16" draw:text-style-name="P1" draw:layer="layout" svg:width="2.794cm" svg:height="0.508cm" svg:x="20.574cm" svg:y="1.8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703cm" svg:height="0.683cm" svg:x="20.288cm" svg:y="2.969cm">
          <draw:text-box>
            <text:p text:style-name="P5">co2Emission</text:p>
          </draw:text-box>
        </draw:frame>
        <draw:frame draw:style-name="gr13" draw:text-style-name="P6" draw:layer="layout" svg:width="2.286cm" svg:height="0.683cm" svg:x="20.79cm" svg:y="3.476cm">
          <draw:text-box>
            <text:p text:style-name="P5">72.5</text:p>
          </draw:text-box>
        </draw:frame>
        <draw:frame draw:style-name="gr6" draw:text-style-name="P6" draw:layer="layout" svg:width="1.73cm" svg:height="0.683cm" svg:x="20.288cm" svg:y="3.985cm">
          <draw:text-box>
            <text:p text:style-name="P5">Double</text:p>
          </draw:text-box>
        </draw:frame>
        <draw:custom-shape draw:style-name="gr16" draw:text-style-name="P1" draw:layer="layout" svg:width="2.794cm" svg:height="0.508cm" svg:x="20.536cm" svg:y="3.5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24cm" svg:height="0.508cm" svg:x="17.273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09cm" svg:height="0.683cm" svg:x="17.019cm" svg:y="5.334cm">
          <draw:text-box>
            <text:p text:style-name="P5">vehicle</text:p>
          </draw:text-box>
        </draw:frame>
        <draw:frame draw:style-name="gr6" draw:text-style-name="P6" draw:layer="layout" svg:width="2.987cm" svg:height="0.683cm" svg:x="16.508cm" svg:y="6.35cm">
          <draw:text-box>
            <text:p text:style-name="P5">PassengerCar</text:p>
          </draw:text-box>
        </draw:frame>
        <draw:line draw:style-name="gr12" draw:text-style-name="P1" draw:layer="layout" svg:x1="18.289cm" svg:y1="6.096cm" svg:x2="20.574cm" svg:y2="6.096cm">
          <text:p/>
        </draw:line>
        <draw:custom-shape draw:style-name="gr18" draw:text-style-name="P1" draw:layer="layout" svg:width="3.556cm" svg:height="2.111cm" svg:x="20.574cm" svg:y="4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433cm" svg:height="0.683cm" svg:x="20.574cm" svg:y="5.001cm">
          <draw:text-box>
            <text:p text:style-name="P5">seats</text:p>
          </draw:text-box>
        </draw:frame>
        <draw:frame draw:style-name="gr13" draw:text-style-name="P6" draw:layer="layout" svg:width="2.286cm" svg:height="0.683cm" svg:x="20.985cm" svg:y="5.502cm">
          <draw:text-box>
            <text:p text:style-name="P5">5</text:p>
          </draw:text-box>
        </draw:frame>
        <draw:frame draw:style-name="gr6" draw:text-style-name="P6" draw:layer="layout" svg:width="1.129cm" svg:height="0.683cm" svg:x="20.574cm" svg:y="6.096cm">
          <draw:text-box>
            <text:p text:style-name="P5">INT</text:p>
          </draw:text-box>
        </draw:frame>
        <draw:custom-shape draw:style-name="gr16" draw:text-style-name="P1" draw:layer="layout" svg:width="2.794cm" svg:height="0.508cm" svg:x="20.822cm" svg:y="5.5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4.731cm" svg:y1="8.757cm" svg:x2="20.065cm" svg:y2="8.784cm">
          <text:p/>
        </draw:line>
        <draw:line draw:style-name="gr8" draw:text-style-name="P1" draw:layer="layout" svg:x1="6.604cm" svg:y1="6.831cm" svg:x2="14.732cm" svg:y2="6.858cm">
          <text:p/>
        </draw:line>
        <draw:line draw:style-name="gr8" draw:text-style-name="P1" draw:layer="layout" svg:x1="6.604cm" svg:y1="7.339cm" svg:x2="13.97cm" svg:y2="7.366cm">
          <text:p/>
        </draw:line>
        <draw:line draw:style-name="gr8" draw:text-style-name="P1" draw:layer="layout" svg:x1="13.97cm" svg:y1="15.748cm" svg:x2="13.97cm" svg:y2="7.366cm">
          <text:p/>
        </draw:line>
        <draw:line draw:style-name="gr8" draw:text-style-name="P1" draw:layer="layout" svg:x1="14.731cm" svg:y1="8.757cm" svg:x2="14.732cm" svg:y2="6.831cm">
          <text:p/>
        </draw:line>
        <draw:line draw:style-name="gr12" draw:text-style-name="P1" draw:layer="layout" svg:x1="13.97cm" svg:y1="15.748cm" svg:x2="20.066cm" svg:y2="15.748cm">
          <text:p/>
        </draw:lin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5:53:41.685168413</meta:creation-date>
    <meta:generator>LibreOffice/5.1.4.2$Linux_X86_64 LibreOffice_project/10m0$Build-2</meta:generator>
    <dc:date>2017-02-12T11:45:07.818418981</dc:date>
    <meta:editing-duration>PT6H17M7S</meta:editing-duration>
    <meta:editing-cycles>3</meta:editing-cycles>
    <meta:document-statistic meta:object-count="241"/>
  </office:meta>
</office:document-meta>
</file>